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
  <office:automatic-styles>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DateCell" style:family="table-cell" style:parent-style-name="Default" style:data-style-name="N37"/>
    <style:style style:name="TimeCell" style:family="table-cell" style:parent-style-name="Default" style:data-style-name="N43"/>
    <style:style style:name="DateTimeCell" style:family="table-cell" style:parent-style-name="Default" style:data-style-name="N50"/>
  </office:automatic-styles>
  <office:body>
    <office:spreadsheet>
      <table:table table:name="users">
        <table:table-row>
          <table:table-cell office:value-type="string">
            <text:p>Jayjay Ajomale</text:p>
          </table:table-cell>
          <table:table-cell office:value-type="string">
            <text:p>entrepreneur</text:p>
          </table:table-cell>
          <table:table-cell office:value-type="string">
            <text:p>co-found</text:p>
          </table:table-cell>
          <table:table-cell office:value-type="string">
            <text:p>ajomaledarasimi@gmail.com</text:p>
          </table:table-cell>
          <table:table-cell office:value-type="string">
            <text:p>Toronto </text:p>
          </table:table-cell>
          <table:table-cell office:value-type="string">
            <text:p>&lt;br&gt;This mail is sent using the PHP mail by ajomaledarasimi@gmail.com. &lt;br&gt;&lt;br&gt; Hi, my name is Jayjay Ajomale. I am entrepreneur. I need to co-found. I live in Toronto . &lt;br&gt;&lt;br&gt;I am a advertising and marketing communications specialist.&lt;br&gt;&lt;br&gt; Interview: 1&lt;br&gt; Pilot Test: 1</text:p>
          </table:table-cell>
          <table:table-cell office:value-type="string">
            <text:p>1</text:p>
          </table:table-cell>
          <table:table-cell office:value-type="string">
            <text:p>1</text:p>
          </table:table-cell>
          <table:table-cell office:value-type="string">
            <text:p>2022-06-22 15:30:06</text:p>
          </table:table-cell>
          <table:table-cell office:value-type="float" office:value="29">
            <text:p>29</text:p>
          </table:table-cell>
        </table:table-row>
        <table:table-row>
          <table:table-cell office:value-type="string">
            <text:p>Omar Alvarez</text:p>
          </table:table-cell>
          <table:table-cell office:value-type="string">
            <text:p>entrepreneur</text:p>
          </table:table-cell>
          <table:table-cell office:value-type="string">
            <text:p>hire</text:p>
          </table:table-cell>
          <table:table-cell office:value-type="string">
            <text:p>omar@simbiosis.team</text:p>
          </table:table-cell>
          <table:table-cell office:value-type="string">
            <text:p>Austin</text:p>
          </table:table-cell>
          <table:table-cell office:value-type="string">
            <text:p>&lt;br&gt;This mail is sent using the PHP mail by omar@simbiosis.team. &lt;br&gt;&lt;br&gt; Hi, my name is Omar Alvarez. I am entrepreneur. I need to hire. I live in Austin. &lt;br&gt;&lt;br&gt;Omar Collision &lt;br&gt;&lt;br&gt; Interview: 1&lt;br&gt; Pilot Test: 1</text:p>
          </table:table-cell>
          <table:table-cell office:value-type="string">
            <text:p>1</text:p>
          </table:table-cell>
          <table:table-cell office:value-type="string">
            <text:p>1</text:p>
          </table:table-cell>
          <table:table-cell office:value-type="string">
            <text:p>2022-06-21 19:44:04</text:p>
          </table:table-cell>
          <table:table-cell office:value-type="float" office:value="12">
            <text:p>12</text:p>
          </table:table-cell>
        </table:table-row>
        <table:table-row>
          <table:table-cell office:value-type="string">
            <text:p>Maria Aquino</text:p>
          </table:table-cell>
          <table:table-cell office:value-type="string">
            <text:p>employer</text:p>
          </table:table-cell>
          <table:table-cell office:value-type="string">
            <text:p>hire</text:p>
          </table:table-cell>
          <table:table-cell office:value-type="string">
            <text:p>Eduarda.aquino@docsales.com</text:p>
          </table:table-cell>
          <table:table-cell office:value-type="string">
            <text:p>Sao paulo</text:p>
          </table:table-cell>
          <table:table-cell office:value-type="string">
            <text:p>&lt;br&gt;This mail is sent using the PHP mail by Eduarda.aquino@docsales.com. &lt;br&gt;&lt;br&gt; Hi, my name is Maria Aquino. I am employer. I need to hire. I live in Sao paulo. &lt;br&gt;&lt;br&gt;We make your CRM generate all the sales documents in zero click, just dragging the opps card to the next stage.

Our pain point in internationalization and getting into the US MARKET&lt;br&gt;&lt;br&gt; Interview: 1&lt;br&gt; Pilot Test: 1</text:p>
          </table:table-cell>
          <table:table-cell office:value-type="string">
            <text:p>1</text:p>
          </table:table-cell>
          <table:table-cell office:value-type="string">
            <text:p>1</text:p>
          </table:table-cell>
          <table:table-cell office:value-type="string">
            <text:p>2022-06-22 10:53:49</text:p>
          </table:table-cell>
          <table:table-cell office:value-type="float" office:value="14">
            <text:p>14</text:p>
          </table:table-cell>
        </table:table-row>
        <table:table-row>
          <table:table-cell office:value-type="string">
            <text:p>Graham Wong</text:p>
          </table:table-cell>
          <table:table-cell office:value-type="string">
            <text:p>entrepreneur</text:p>
          </table:table-cell>
          <table:table-cell office:value-type="string">
            <text:p>hire</text:p>
          </table:table-cell>
          <table:table-cell office:value-type="string">
            <text:p>g.wong@lauft.work</text:p>
          </table:table-cell>
          <table:table-cell office:value-type="string">
            <text:p>Toronto</text:p>
          </table:table-cell>
          <table:table-cell office:value-type="string">
            <text:p>&lt;br&gt;This mail is sent using the PHP mail by g.wong@lauft.work. &lt;br&gt;&lt;br&gt; Hi, my name is Graham Wong. I am entrepreneur. I need to hire. I live in Toronto. &lt;br&gt;&lt;br&gt;I am the founder and CEO of a network of flexible workspaces&lt;br&gt;&lt;br&gt; Interview: 1&lt;br&gt; Pilot Test: 1</text:p>
          </table:table-cell>
          <table:table-cell office:value-type="string">
            <text:p>1</text:p>
          </table:table-cell>
          <table:table-cell office:value-type="string">
            <text:p>1</text:p>
          </table:table-cell>
          <table:table-cell office:value-type="string">
            <text:p>2022-06-22 11:47:58</text:p>
          </table:table-cell>
          <table:table-cell office:value-type="float" office:value="19">
            <text:p>19</text:p>
          </table:table-cell>
        </table:table-row>
        <table:table-row>
          <table:table-cell office:value-type="string">
            <text:p>Sheri Brimley</text:p>
          </table:table-cell>
          <table:table-cell office:value-type="string">
            <text:p>entrepreneur</text:p>
          </table:table-cell>
          <table:table-cell office:value-type="string">
            <text:p>hire</text:p>
          </table:table-cell>
          <table:table-cell office:value-type="string">
            <text:p>Sheri.brimley@thestafetystandard.com</text:p>
          </table:table-cell>
          <table:table-cell office:value-type="string">
            <text:p>Toronto</text:p>
          </table:table-cell>
          <table:table-cell office:value-type="string">
            <text:p>&lt;br&gt;This mail is sent using the PHP mail by Sheri.brimley@thestafetystandard.com. &lt;br&gt;&lt;br&gt; Hi, my name is Sheri Brimley. I am entrepreneur. I need to hire. I live in Toronto. &lt;br&gt;&lt;br&gt;I have been in the health and safety and staffing industry for 20 years &lt;br&gt;&lt;br&gt; Interview: &lt;br&gt; Pilot Test: 1</text:p>
          </table:table-cell>
          <table:table-cell office:value-type="string">
            <text:p>1</text:p>
          </table:table-cell>
          <table:table-cell office:value-type="string">
            <text:p/>
          </table:table-cell>
          <table:table-cell office:value-type="string">
            <text:p>2022-06-22 12:08:43</text:p>
          </table:table-cell>
          <table:table-cell office:value-type="float" office:value="20">
            <text:p>20</text:p>
          </table:table-cell>
        </table:table-row>
        <table:table-row>
          <table:table-cell office:value-type="string">
            <text:p>Jax zheng</text:p>
          </table:table-cell>
          <table:table-cell office:value-type="string">
            <text:p>entrepreneur</text:p>
          </table:table-cell>
          <table:table-cell office:value-type="string">
            <text:p>hire</text:p>
          </table:table-cell>
          <table:table-cell office:value-type="string">
            <text:p>Jax@shippie.ca</text:p>
          </table:table-cell>
          <table:table-cell office:value-type="string">
            <text:p>Toronto </text:p>
          </table:table-cell>
          <table:table-cell office:value-type="string">
            <text:p>&lt;br&gt;This mail is sent using the PHP mail by Jax@shippie.ca. &lt;br&gt;&lt;br&gt; Hi, my name is Jax zheng. I am entrepreneur. I need to hire. I live in Toronto . &lt;br&gt;&lt;br&gt;Co-founder and CEO OF SHIPPIE &lt;br&gt;&lt;br&gt; Interview: 1&lt;br&gt; Pilot Test: 1</text:p>
          </table:table-cell>
          <table:table-cell office:value-type="string">
            <text:p>1</text:p>
          </table:table-cell>
          <table:table-cell office:value-type="string">
            <text:p>1</text:p>
          </table:table-cell>
          <table:table-cell office:value-type="string">
            <text:p>2022-06-22 12:24:59</text:p>
          </table:table-cell>
          <table:table-cell office:value-type="float" office:value="22">
            <text:p>22</text:p>
          </table:table-cell>
        </table:table-row>
        <table:table-row>
          <table:table-cell office:value-type="string">
            <text:p>Joel abramson </text:p>
          </table:table-cell>
          <table:table-cell office:value-type="string">
            <text:p>employer</text:p>
          </table:table-cell>
          <table:table-cell office:value-type="string">
            <text:p>hire</text:p>
          </table:table-cell>
          <table:table-cell office:value-type="string">
            <text:p>Joel.abramson@produce8.com</text:p>
          </table:table-cell>
          <table:table-cell office:value-type="string">
            <text:p>Vancouver </text:p>
          </table:table-cell>
          <table:table-cell office:value-type="string">
            <text:p>&lt;br&gt;This mail is sent using the PHP mail by Joel.abramson@produce8.com. &lt;br&gt;&lt;br&gt; Hi, my name is Joel abramson . I am employer. I need to hire. I live in Vancouver . &lt;br&gt;&lt;br&gt;Great meeting you&lt;br&gt;&lt;br&gt; Interview: 1&lt;br&gt; Pilot Test: </text:p>
          </table:table-cell>
          <table:table-cell office:value-type="string">
            <text:p/>
          </table:table-cell>
          <table:table-cell office:value-type="string">
            <text:p>1</text:p>
          </table:table-cell>
          <table:table-cell office:value-type="string">
            <text:p>2022-06-22 13:30:11</text:p>
          </table:table-cell>
          <table:table-cell office:value-type="float" office:value="25">
            <text:p>25</text:p>
          </table:table-cell>
        </table:table-row>
        <table:table-row>
          <table:table-cell office:value-type="string">
            <text:p>Marc</text:p>
          </table:table-cell>
          <table:table-cell office:value-type="string">
            <text:p>entrepreneur</text:p>
          </table:table-cell>
          <table:table-cell office:value-type="string">
            <text:p>hire</text:p>
          </table:table-cell>
          <table:table-cell office:value-type="string">
            <text:p>marc.@fddd.clm</text:p>
          </table:table-cell>
          <table:table-cell office:value-type="string">
            <text:p>London</text:p>
          </table:table-cell>
          <table:table-cell office:value-type="string">
            <text:p>&lt;br&gt;This mail is sent using the PHP mail by marc.@fddd.clm. &lt;br&gt;&lt;br&gt; Hi, my name is Marc. I am entrepreneur. I need to hire. I live in London. &lt;br&gt;&lt;br&gt;Na&lt;br&gt;&lt;br&gt; Interview: &lt;br&gt; Pilot Test: 1</text:p>
          </table:table-cell>
          <table:table-cell office:value-type="string">
            <text:p>1</text:p>
          </table:table-cell>
          <table:table-cell office:value-type="string">
            <text:p/>
          </table:table-cell>
          <table:table-cell office:value-type="string">
            <text:p>2022-06-22 14:39:28</text:p>
          </table:table-cell>
          <table:table-cell office:value-type="float" office:value="27">
            <text:p>27</text:p>
          </table:table-cell>
        </table:table-row>
        <table:table-row>
          <table:table-cell office:value-type="string">
            <text:p>Akilan</text:p>
          </table:table-cell>
          <table:table-cell office:value-type="string">
            <text:p>entrepreneur</text:p>
          </table:table-cell>
          <table:table-cell office:value-type="string">
            <text:p>hire</text:p>
          </table:table-cell>
          <table:table-cell office:value-type="string">
            <text:p>atheva@bisring.com</text:p>
          </table:table-cell>
          <table:table-cell office:value-type="string">
            <text:p>Theva</text:p>
          </table:table-cell>
          <table:table-cell office:value-type="string">
            <text:p>&lt;br&gt;This mail is sent using the PHP mail by atheva@bisring.com. &lt;br&gt;&lt;br&gt; Hi, my name is Akilan. I am entrepreneur. I need to hire. I live in Theva. &lt;br&gt;&lt;br&gt;Being initiative and try to deliver result rather than wasting  hours.&lt;br&gt;&lt;br&gt; Interview: 1&lt;br&gt; Pilot Test: </text:p>
          </table:table-cell>
          <table:table-cell office:value-type="string">
            <text:p/>
          </table:table-cell>
          <table:table-cell office:value-type="string">
            <text:p>1</text:p>
          </table:table-cell>
          <table:table-cell office:value-type="string">
            <text:p>2022-06-22 17:27:52</text:p>
          </table:table-cell>
          <table:table-cell office:value-type="float" office:value="30">
            <text:p>30</text:p>
          </table:table-cell>
        </table:table-row>
        <table:table-row>
          <table:table-cell office:value-type="string">
            <text:p>Riccardo pallaoro</text:p>
          </table:table-cell>
          <table:table-cell office:value-type="string">
            <text:p>entrepreneur</text:p>
          </table:table-cell>
          <table:table-cell office:value-type="string">
            <text:p>hire</text:p>
          </table:table-cell>
          <table:table-cell office:value-type="string">
            <text:p>riccardo@belel.io</text:p>
          </table:table-cell>
          <table:table-cell office:value-type="string">
            <text:p>Amsterdam</text:p>
          </table:table-cell>
          <table:table-cell office:value-type="string">
            <text:p>&lt;br&gt;This mail is sent using the PHP mail by riccardo@belel.io. &lt;br&gt;&lt;br&gt; Hi, my name is Riccardo pallaoro. I am entrepreneur. I need to hire. I live in Amsterdam. &lt;br&gt;&lt;br&gt;Iâ€™m a web developer looking for someone for outbound sales&lt;br&gt;&lt;br&gt; Interview: 1&lt;br&gt; Pilot Test: 1</text:p>
          </table:table-cell>
          <table:table-cell office:value-type="string">
            <text:p>1</text:p>
          </table:table-cell>
          <table:table-cell office:value-type="string">
            <text:p>1</text:p>
          </table:table-cell>
          <table:table-cell office:value-type="string">
            <text:p>2022-06-22 17:58:44</text:p>
          </table:table-cell>
          <table:table-cell office:value-type="float" office:value="31">
            <text:p>31</text:p>
          </table:table-cell>
        </table:table-row>
        <table:table-row>
          <table:table-cell office:value-type="string">
            <text:p>Lauraee guthrie</text:p>
          </table:table-cell>
          <table:table-cell office:value-type="string">
            <text:p>entrepreneur</text:p>
          </table:table-cell>
          <table:table-cell office:value-type="string">
            <text:p>hire</text:p>
          </table:table-cell>
          <table:table-cell office:value-type="string">
            <text:p>lauralee@mindku.com</text:p>
          </table:table-cell>
          <table:table-cell office:value-type="string">
            <text:p>Kelowna</text:p>
          </table:table-cell>
          <table:table-cell office:value-type="string">
            <text:p>&lt;br&gt;This mail is sent using the PHP mail by lauralee@mindku.com. &lt;br&gt;&lt;br&gt; Hi, my name is Lauraee guthrie. I am entrepreneur. I need to hire. I live in Kelowna. &lt;br&gt;&lt;br&gt;Itâ€™s hard to fund a female developer&lt;br&gt;&lt;br&gt; Interview: 1&lt;br&gt; Pilot Test: 1</text:p>
          </table:table-cell>
          <table:table-cell office:value-type="string">
            <text:p>1</text:p>
          </table:table-cell>
          <table:table-cell office:value-type="string">
            <text:p>1</text:p>
          </table:table-cell>
          <table:table-cell office:value-type="string">
            <text:p>2022-06-22 18:34:39</text:p>
          </table:table-cell>
          <table:table-cell office:value-type="float" office:value="33">
            <text:p>33</text:p>
          </table:table-cell>
        </table:table-row>
        <table:table-row>
          <table:table-cell office:value-type="string">
            <text:p>Kyle Suei</text:p>
          </table:table-cell>
          <table:table-cell office:value-type="string">
            <text:p>entrepreneur</text:p>
          </table:table-cell>
          <table:table-cell office:value-type="string">
            <text:p>hire</text:p>
          </table:table-cell>
          <table:table-cell office:value-type="string">
            <text:p>kyle@acrylicrobotics.ca</text:p>
          </table:table-cell>
          <table:table-cell office:value-type="string">
            <text:p>Montreal</text:p>
          </table:table-cell>
          <table:table-cell office:value-type="string">
            <text:p>&lt;br&gt;This mail is sent using the PHP mail by kyle@acrylicrobotics.ca. &lt;br&gt;&lt;br&gt; Hi, my name is Kyle Suei. I am entrepreneur. I need to hire. I live in Montreal. &lt;br&gt;&lt;br&gt;I run finance for Acrylic and weâ€™re hiring for tech talent!&lt;br&gt;&lt;br&gt; Interview: 1&lt;br&gt; Pilot Test: 1</text:p>
          </table:table-cell>
          <table:table-cell office:value-type="string">
            <text:p>1</text:p>
          </table:table-cell>
          <table:table-cell office:value-type="string">
            <text:p>1</text:p>
          </table:table-cell>
          <table:table-cell office:value-type="string">
            <text:p>2022-06-22 19:34:13</text:p>
          </table:table-cell>
          <table:table-cell office:value-type="float" office:value="35">
            <text:p>35</text:p>
          </table:table-cell>
        </table:table-row>
        <table:table-row>
          <table:table-cell office:value-type="string">
            <text:p>Hamad Anwar</text:p>
          </table:table-cell>
          <table:table-cell office:value-type="string">
            <text:p>entrepreneur</text:p>
          </table:table-cell>
          <table:table-cell office:value-type="string">
            <text:p>hire</text:p>
          </table:table-cell>
          <table:table-cell office:value-type="string">
            <text:p>hamad@axya.co</text:p>
          </table:table-cell>
          <table:table-cell office:value-type="string">
            <text:p>Toronto</text:p>
          </table:table-cell>
          <table:table-cell office:value-type="string">
            <text:p>&lt;br&gt;This mail is sent using the PHP mail by hamad@axya.co. &lt;br&gt;&lt;br&gt; Hi, my name is Hamad Anwar. I am entrepreneur. I need to hire. I live in Toronto. &lt;br&gt;&lt;br&gt;Finding the right talent&lt;br&gt;&lt;br&gt; Interview: &lt;br&gt; Pilot Test: 1</text:p>
          </table:table-cell>
          <table:table-cell office:value-type="string">
            <text:p>1</text:p>
          </table:table-cell>
          <table:table-cell office:value-type="string">
            <text:p/>
          </table:table-cell>
          <table:table-cell office:value-type="string">
            <text:p>2022-06-23 09:48:59</text:p>
          </table:table-cell>
          <table:table-cell office:value-type="float" office:value="36">
            <text:p>36</text:p>
          </table:table-cell>
        </table:table-row>
        <table:table-row>
          <table:table-cell office:value-type="string">
            <text:p>Juan Pablo</text:p>
          </table:table-cell>
          <table:table-cell office:value-type="string">
            <text:p>entrepreneur</text:p>
          </table:table-cell>
          <table:table-cell office:value-type="string">
            <text:p>hire</text:p>
          </table:table-cell>
          <table:table-cell office:value-type="string">
            <text:p>juan.morales@imagineapps.co</text:p>
          </table:table-cell>
          <table:table-cell office:value-type="string">
            <text:p>Bogota</text:p>
          </table:table-cell>
          <table:table-cell office:value-type="string">
            <text:p>&lt;br&gt;This mail is sent using the PHP mail by juan.morales@imagineapps.co. &lt;br&gt;&lt;br&gt; Hi, my name is Juan Pablo. I am entrepreneur. I need to hire. I live in Bogota. &lt;br&gt;&lt;br&gt;Hiring, raising capital&lt;br&gt;&lt;br&gt; Interview: &lt;br&gt; Pilot Test: 1</text:p>
          </table:table-cell>
          <table:table-cell office:value-type="string">
            <text:p>1</text:p>
          </table:table-cell>
          <table:table-cell office:value-type="string">
            <text:p/>
          </table:table-cell>
          <table:table-cell office:value-type="string">
            <text:p>2022-06-23 10:01:07</text:p>
          </table:table-cell>
          <table:table-cell office:value-type="float" office:value="37">
            <text:p>37</text:p>
          </table:table-cell>
        </table:table-row>
        <table:table-row>
          <table:table-cell office:value-type="string">
            <text:p>Dwayne Holland</text:p>
          </table:table-cell>
          <table:table-cell office:value-type="string">
            <text:p>entrepreneur</text:p>
          </table:table-cell>
          <table:table-cell office:value-type="string">
            <text:p>hire</text:p>
          </table:table-cell>
          <table:table-cell office:value-type="string">
            <text:p>dwayne.holland@holmetrics.com</text:p>
          </table:table-cell>
          <table:table-cell office:value-type="string">
            <text:p>Calgary</text:p>
          </table:table-cell>
          <table:table-cell office:value-type="string">
            <text:p>&lt;br&gt;This mail is sent using the PHP mail by dwayne.holland@holmetrics.com. &lt;br&gt;&lt;br&gt; Hi, my name is Dwayne Holland. I am entrepreneur. I need to hire. I live in Calgary. &lt;br&gt;&lt;br&gt;Finding the right talent but ensuring were hiring for diversity and inclusion&lt;br&gt;&lt;br&gt; Interview: 1&lt;br&gt; Pilot Test: 1</text:p>
          </table:table-cell>
          <table:table-cell office:value-type="string">
            <text:p>1</text:p>
          </table:table-cell>
          <table:table-cell office:value-type="string">
            <text:p>1</text:p>
          </table:table-cell>
          <table:table-cell office:value-type="string">
            <text:p>2022-06-23 10:43:51</text:p>
          </table:table-cell>
          <table:table-cell office:value-type="float" office:value="39">
            <text:p>39</text:p>
          </table:table-cell>
        </table:table-row>
        <table:table-row>
          <table:table-cell office:value-type="string">
            <text:p>Dave Bellous</text:p>
          </table:table-cell>
          <table:table-cell office:value-type="string">
            <text:p>employer</text:p>
          </table:table-cell>
          <table:table-cell office:value-type="string">
            <text:p>hire</text:p>
          </table:table-cell>
          <table:table-cell office:value-type="string">
            <text:p>dave.bellous@holmetrics.com</text:p>
          </table:table-cell>
          <table:table-cell office:value-type="string">
            <text:p>Edmonton</text:p>
          </table:table-cell>
          <table:table-cell office:value-type="string">
            <text:p>&lt;br&gt;This mail is sent using the PHP mail by dave.bellous@holmetrics.com. &lt;br&gt;&lt;br&gt; Hi, my name is Dave Bellous. I am employer. I need to hire. I live in Edmonton. &lt;br&gt;&lt;br&gt;Im super interested in diversity in hiring, but as a small business and based on my gender its difficult to know all the ways i can support diverse candidates. &lt;br&gt;&lt;br&gt; Interview: &lt;br&gt; Pilot Test: 1</text:p>
          </table:table-cell>
          <table:table-cell office:value-type="string">
            <text:p>1</text:p>
          </table:table-cell>
          <table:table-cell office:value-type="string">
            <text:p/>
          </table:table-cell>
          <table:table-cell office:value-type="string">
            <text:p>2022-06-23 10:56:23</text:p>
          </table:table-cell>
          <table:table-cell office:value-type="float" office:value="40">
            <text:p>40</text:p>
          </table:table-cell>
        </table:table-row>
        <table:table-row>
          <table:table-cell office:value-type="string">
            <text:p>Jean-SÃ©bastien Patenaude</text:p>
          </table:table-cell>
          <table:table-cell office:value-type="string">
            <text:p>entrepreneur</text:p>
          </table:table-cell>
          <table:table-cell office:value-type="string">
            <text:p>hire</text:p>
          </table:table-cell>
          <table:table-cell office:value-type="string">
            <text:p>js.patenaude@gmail.com</text:p>
          </table:table-cell>
          <table:table-cell office:value-type="string">
            <text:p>Montreal</text:p>
          </table:table-cell>
          <table:table-cell office:value-type="string">
            <text:p>&lt;br&gt;This mail is sent using the PHP mail by js.patenaude@gmail.com. &lt;br&gt;&lt;br&gt; Hi, my name is Jean-SÃ©bastien Patenaude. I am entrepreneur. I need to hire. I live in Montreal. &lt;br&gt;&lt;br&gt;Iâ€™m a computer engineer with specialization in AI and CV, I cofounded Quote-n-Go and Iâ€™m the CTO of the venture.&lt;br&gt;&lt;br&gt; Interview: &lt;br&gt; Pilot Test: 1</text:p>
          </table:table-cell>
          <table:table-cell office:value-type="string">
            <text:p>1</text:p>
          </table:table-cell>
          <table:table-cell office:value-type="string">
            <text:p/>
          </table:table-cell>
          <table:table-cell office:value-type="string">
            <text:p>2022-06-23 12:01:23</text:p>
          </table:table-cell>
          <table:table-cell office:value-type="float" office:value="41">
            <text:p>41</text:p>
          </table:table-cell>
        </table:table-row>
        <table:table-row>
          <table:table-cell office:value-type="string">
            <text:p>Jean Bruce Koua</text:p>
          </table:table-cell>
          <table:table-cell office:value-type="string">
            <text:p>entrepreneur</text:p>
          </table:table-cell>
          <table:table-cell office:value-type="string">
            <text:p>hire</text:p>
          </table:table-cell>
          <table:table-cell office:value-type="string">
            <text:p>jeanbruce@elevhomes.ca</text:p>
          </table:table-cell>
          <table:table-cell office:value-type="string">
            <text:p>Edmonton</text:p>
          </table:table-cell>
          <table:table-cell office:value-type="string">
            <text:p>&lt;br&gt;This mail is sent using the PHP mail by jeanbruce@elevhomes.ca. &lt;br&gt;&lt;br&gt; Hi, my name is Jean Bruce Koua. I am entrepreneur. I need to hire. I live in Edmonton. &lt;br&gt;&lt;br&gt;Difficult to assess whether the person has the right kills we are looking for and also if they will be staying with us for long enough.&lt;br&gt;&lt;br&gt; Interview: 1&lt;br&gt; Pilot Test: 1</text:p>
          </table:table-cell>
          <table:table-cell office:value-type="string">
            <text:p>1</text:p>
          </table:table-cell>
          <table:table-cell office:value-type="string">
            <text:p>1</text:p>
          </table:table-cell>
          <table:table-cell office:value-type="string">
            <text:p>2022-06-23 14:39:03</text:p>
          </table:table-cell>
          <table:table-cell office:value-type="float" office:value="44">
            <text:p>44</text:p>
          </table:table-cell>
        </table:table-row>
        <table:table-row>
          <table:table-cell office:value-type="string">
            <text:p>Christie</text:p>
          </table:table-cell>
          <table:table-cell office:value-type="string">
            <text:p>employee</text:p>
          </table:table-cell>
          <table:table-cell office:value-type="string">
            <text:p>none</text:p>
          </table:table-cell>
          <table:table-cell office:value-type="string">
            <text:p>christie.girler@liftiw.com</text:p>
          </table:table-cell>
          <table:table-cell office:value-type="string">
            <text:p>Kitchener </text:p>
          </table:table-cell>
          <table:table-cell office:value-type="string">
            <text:p>&lt;br&gt;This mail is sent using the PHP mail by christie.girler@liftiw.com. &lt;br&gt;&lt;br&gt; Hi, my name is Christie. I am employee. I need to none. I live in Kitchener . &lt;br&gt;&lt;br&gt;Operations manager &lt;br&gt;&lt;br&gt; Interview: &lt;br&gt; Pilot Test: 1</text:p>
          </table:table-cell>
          <table:table-cell office:value-type="string">
            <text:p>1</text:p>
          </table:table-cell>
          <table:table-cell office:value-type="string">
            <text:p/>
          </table:table-cell>
          <table:table-cell office:value-type="string">
            <text:p>2022-06-22 12:12:03</text:p>
          </table:table-cell>
          <table:table-cell office:value-type="float" office:value="21">
            <text:p>21</text:p>
          </table:table-cell>
        </table:table-row>
        <table:table-row>
          <table:table-cell office:value-type="string">
            <text:p>Mike</text:p>
          </table:table-cell>
          <table:table-cell office:value-type="string">
            <text:p>employee</text:p>
          </table:table-cell>
          <table:table-cell office:value-type="string">
            <text:p>none</text:p>
          </table:table-cell>
          <table:table-cell office:value-type="string">
            <text:p>mike@buildable.dev</text:p>
          </table:table-cell>
          <table:table-cell office:value-type="string">
            <text:p>Toronto </text:p>
          </table:table-cell>
          <table:table-cell office:value-type="string">
            <text:p>&lt;br&gt;This mail is sent using the PHP mail by mike@buildable.dev. &lt;br&gt;&lt;br&gt; Hi, my name is Mike. I am employee. I need to none. I live in Toronto . &lt;br&gt;&lt;br&gt;Pain point finding consulting help through large enterprises&lt;br&gt;&lt;br&gt; Interview: &lt;br&gt; Pilot Test: 1</text:p>
          </table:table-cell>
          <table:table-cell office:value-type="string">
            <text:p>1</text:p>
          </table:table-cell>
          <table:table-cell office:value-type="string">
            <text:p/>
          </table:table-cell>
          <table:table-cell office:value-type="string">
            <text:p>2022-06-22 12:40:54</text:p>
          </table:table-cell>
          <table:table-cell office:value-type="float" office:value="23">
            <text:p>23</text:p>
          </table:table-cell>
        </table:table-row>
        <table:table-row>
          <table:table-cell office:value-type="string">
            <text:p>Ariel sasso</text:p>
          </table:table-cell>
          <table:table-cell office:value-type="string">
            <text:p>employee</text:p>
          </table:table-cell>
          <table:table-cell office:value-type="string">
            <text:p>none</text:p>
          </table:table-cell>
          <table:table-cell office:value-type="string">
            <text:p>Ariel.sasso@stackmoxie.com</text:p>
          </table:table-cell>
          <table:table-cell office:value-type="string">
            <text:p>Atlanta </text:p>
          </table:table-cell>
          <table:table-cell office:value-type="string">
            <text:p>&lt;br&gt;This mail is sent using the PHP mail by Ariel.sasso@stackmoxie.com. &lt;br&gt;&lt;br&gt; Hi, my name is Ariel sasso. I am employee. I need to none. I live in Atlanta . &lt;br&gt;&lt;br&gt;Head of Customer Success. Mixing personalities that are different and finding a way to work together with different ways of working &lt;br&gt;&lt;br&gt; Interview: 1&lt;br&gt; Pilot Test: 1</text:p>
          </table:table-cell>
          <table:table-cell office:value-type="string">
            <text:p>1</text:p>
          </table:table-cell>
          <table:table-cell office:value-type="string">
            <text:p>1</text:p>
          </table:table-cell>
          <table:table-cell office:value-type="string">
            <text:p>2022-06-22 13:09:21</text:p>
          </table:table-cell>
          <table:table-cell office:value-type="float" office:value="24">
            <text:p>24</text:p>
          </table:table-cell>
        </table:table-row>
        <table:table-row>
          <table:table-cell office:value-type="string">
            <text:p>Jasan</text:p>
          </table:table-cell>
          <table:table-cell office:value-type="string">
            <text:p>employer</text:p>
          </table:table-cell>
          <table:table-cell office:value-type="string">
            <text:p>none</text:p>
          </table:table-cell>
          <table:table-cell office:value-type="string">
            <text:p>jasan@gmail.com</text:p>
          </table:table-cell>
          <table:table-cell office:value-type="string">
            <text:p>Toronto</text:p>
          </table:table-cell>
          <table:table-cell office:value-type="string">
            <text:p>&lt;br&gt;This mail is sent using the PHP mail by jasan@gmail.com. &lt;br&gt;&lt;br&gt; Hi, my name is Jasan. I am employer. I need to none. I live in Toronto. &lt;br&gt;&lt;br&gt;Greetpool cofounder &lt;br&gt;&lt;br&gt; Interview: &lt;br&gt; Pilot Test: 1</text:p>
          </table:table-cell>
          <table:table-cell office:value-type="string">
            <text:p>1</text:p>
          </table:table-cell>
          <table:table-cell office:value-type="string">
            <text:p/>
          </table:table-cell>
          <table:table-cell office:value-type="string">
            <text:p>2022-06-22 14:16:56</text:p>
          </table:table-cell>
          <table:table-cell office:value-type="float" office:value="26">
            <text:p>26</text:p>
          </table:table-cell>
        </table:table-row>
        <table:table-row>
          <table:table-cell office:value-type="string">
            <text:p>Lila Sidhwa</text:p>
          </table:table-cell>
          <table:table-cell office:value-type="string">
            <text:p>employee</text:p>
          </table:table-cell>
          <table:table-cell office:value-type="string">
            <text:p>none</text:p>
          </table:table-cell>
          <table:table-cell office:value-type="string">
            <text:p>lilasidhwa@hotmail.com</text:p>
          </table:table-cell>
          <table:table-cell office:value-type="string">
            <text:p>Stoney Creek</text:p>
          </table:table-cell>
          <table:table-cell office:value-type="string">
            <text:p>&lt;br&gt;This mail is sent using the PHP mail by lilasidhwa@hotmail.com. &lt;br&gt;&lt;br&gt; Hi, my name is Lila Sidhwa. I am employee. I need to none. I live in Stoney Creek. &lt;br&gt;&lt;br&gt;A challenge I face in my role is being placed in a box/category of the token minority. &lt;br&gt;&lt;br&gt; Interview: 1&lt;br&gt; Pilot Test: 1</text:p>
          </table:table-cell>
          <table:table-cell office:value-type="string">
            <text:p>1</text:p>
          </table:table-cell>
          <table:table-cell office:value-type="string">
            <text:p>1</text:p>
          </table:table-cell>
          <table:table-cell office:value-type="string">
            <text:p>2022-06-22 14:58:46</text:p>
          </table:table-cell>
          <table:table-cell office:value-type="float" office:value="28">
            <text:p>28</text:p>
          </table:table-cell>
        </table:table-row>
        <table:table-row>
          <table:table-cell office:value-type="string">
            <text:p>Tyler</text:p>
          </table:table-cell>
          <table:table-cell office:value-type="string">
            <text:p>entrepreneur</text:p>
          </table:table-cell>
          <table:table-cell office:value-type="string">
            <text:p>none</text:p>
          </table:table-cell>
          <table:table-cell office:value-type="string">
            <text:p>tyler@speakai.co</text:p>
          </table:table-cell>
          <table:table-cell office:value-type="string">
            <text:p>Toronto</text:p>
          </table:table-cell>
          <table:table-cell office:value-type="string">
            <text:p>&lt;br&gt;This mail is sent using the PHP mail by tyler@speakai.co. &lt;br&gt;&lt;br&gt; Hi, my name is Tyler. I am entrepreneur. I need to none. I live in Toronto. &lt;br&gt;&lt;br&gt;Connected at Stakt â˜ºï¸

Love the passion!&lt;br&gt;&lt;br&gt; Interview: &lt;br&gt; Pilot Test: 1</text:p>
          </table:table-cell>
          <table:table-cell office:value-type="string">
            <text:p>1</text:p>
          </table:table-cell>
          <table:table-cell office:value-type="string">
            <text:p/>
          </table:table-cell>
          <table:table-cell office:value-type="string">
            <text:p>2022-06-22 18:08:47</text:p>
          </table:table-cell>
          <table:table-cell office:value-type="float" office:value="32">
            <text:p>32</text:p>
          </table:table-cell>
        </table:table-row>
        <table:table-row>
          <table:table-cell office:value-type="string">
            <text:p>Darryl</text:p>
          </table:table-cell>
          <table:table-cell office:value-type="string">
            <text:p>entrepreneur</text:p>
          </table:table-cell>
          <table:table-cell office:value-type="string">
            <text:p>none</text:p>
          </table:table-cell>
          <table:table-cell office:value-type="string">
            <text:p>info@armadawebsolutions.com</text:p>
          </table:table-cell>
          <table:table-cell office:value-type="string">
            <text:p>Khan</text:p>
          </table:table-cell>
          <table:table-cell office:value-type="string">
            <text:p>&lt;br&gt;This mail is sent using the PHP mail by info@armadawebsolutions.com. &lt;br&gt;&lt;br&gt; Hi, my name is Darryl. I am entrepreneur. I need to none. I live in Khan. &lt;br&gt;&lt;br&gt;Maneuvering the healthcare system.&lt;br&gt;&lt;br&gt; Interview: 1&lt;br&gt; Pilot Test: 1</text:p>
          </table:table-cell>
          <table:table-cell office:value-type="string">
            <text:p>1</text:p>
          </table:table-cell>
          <table:table-cell office:value-type="string">
            <text:p>1</text:p>
          </table:table-cell>
          <table:table-cell office:value-type="string">
            <text:p>2022-06-22 19:03:22</text:p>
          </table:table-cell>
          <table:table-cell office:value-type="float" office:value="34">
            <text:p>34</text:p>
          </table:table-cell>
        </table:table-row>
        <table:table-row>
          <table:table-cell office:value-type="string">
            <text:p>Asif Hameed</text:p>
          </table:table-cell>
          <table:table-cell office:value-type="string">
            <text:p>employee</text:p>
          </table:table-cell>
          <table:table-cell office:value-type="string">
            <text:p>none</text:p>
          </table:table-cell>
          <table:table-cell office:value-type="string">
            <text:p>asif.hameed@telus.com</text:p>
          </table:table-cell>
          <table:table-cell office:value-type="string">
            <text:p>Mississauga </text:p>
          </table:table-cell>
          <table:table-cell office:value-type="string">
            <text:p>&lt;br&gt;This mail is sent using the PHP mail by asif.hameed@telus.com. &lt;br&gt;&lt;br&gt; Hi, my name is Asif Hameed. I am employee. I need to none. I live in Mississauga . &lt;br&gt;&lt;br&gt;Sales Engineering, Solution Architect more than happy to share my experiences and knowledge.&lt;br&gt;&lt;br&gt; Interview: &lt;br&gt; Pilot Test: 1</text:p>
          </table:table-cell>
          <table:table-cell office:value-type="string">
            <text:p>1</text:p>
          </table:table-cell>
          <table:table-cell office:value-type="string">
            <text:p/>
          </table:table-cell>
          <table:table-cell office:value-type="string">
            <text:p>2022-06-23 10:06:06</text:p>
          </table:table-cell>
          <table:table-cell office:value-type="float" office:value="38">
            <text:p>38</text:p>
          </table:table-cell>
        </table:table-row>
        <table:table-row>
          <table:table-cell office:value-type="string">
            <text:p>john.augustine.wegener@gmail.com</text:p>
          </table:table-cell>
          <table:table-cell office:value-type="string">
            <text:p>employee</text:p>
          </table:table-cell>
          <table:table-cell office:value-type="string">
            <text:p>none</text:p>
          </table:table-cell>
          <table:table-cell office:value-type="string">
            <text:p>john.wegener@hofy.com</text:p>
          </table:table-cell>
          <table:table-cell office:value-type="string">
            <text:p>Indianapolis</text:p>
          </table:table-cell>
          <table:table-cell office:value-type="string">
            <text:p>&lt;br&gt;This mail is sent using the PHP mail by john.wegener@hofy.com. &lt;br&gt;&lt;br&gt; Hi, my name is john.augustine.wegener@gmail.com. I am employee. I need to none. I live in Indianapolis. &lt;br&gt;&lt;br&gt;Provide quality candidates, a quality process. Automating as much as possible. &lt;br&gt;&lt;br&gt; Interview: &lt;br&gt; Pilot Test: 1</text:p>
          </table:table-cell>
          <table:table-cell office:value-type="string">
            <text:p>1</text:p>
          </table:table-cell>
          <table:table-cell office:value-type="string">
            <text:p/>
          </table:table-cell>
          <table:table-cell office:value-type="string">
            <text:p>2022-06-23 12:42:45</text:p>
          </table:table-cell>
          <table:table-cell office:value-type="float" office:value="42">
            <text:p>42</text:p>
          </table:table-cell>
        </table:table-row>
        <table:table-row>
          <table:table-cell office:value-type="string">
            <text:p>Hanieh</text:p>
          </table:table-cell>
          <table:table-cell office:value-type="string">
            <text:p>entrepreneur</text:p>
          </table:table-cell>
          <table:table-cell office:value-type="string">
            <text:p>none</text:p>
          </table:table-cell>
          <table:table-cell office:value-type="string">
            <text:p>hanieh@edeecare.com</text:p>
          </table:table-cell>
          <table:table-cell office:value-type="string">
            <text:p>Vancouver </text:p>
          </table:table-cell>
          <table:table-cell office:value-type="string">
            <text:p>&lt;br&gt;This mail is sent using the PHP mail by hanieh@edeecare.com. &lt;br&gt;&lt;br&gt; Hi, my name is Hanieh. I am entrepreneur. I need to none. I live in Vancouver . &lt;br&gt;&lt;br&gt;Lack of diversity in the market &lt;br&gt;&lt;br&gt; Interview: 1&lt;br&gt; Pilot Test: 1</text:p>
          </table:table-cell>
          <table:table-cell office:value-type="string">
            <text:p>1</text:p>
          </table:table-cell>
          <table:table-cell office:value-type="string">
            <text:p>1</text:p>
          </table:table-cell>
          <table:table-cell office:value-type="string">
            <text:p>2022-06-23 14:54:25</text:p>
          </table:table-cell>
          <table:table-cell office:value-type="float" office:value="45">
            <text:p>45</text:p>
          </table:table-cell>
        </table:table-row>
        <table:table-row>
          <table:table-cell office:value-type="string">
            <text:p>Ilse tlapalamatl </text:p>
          </table:table-cell>
          <table:table-cell office:value-type="string">
            <text:p>employee</text:p>
          </table:table-cell>
          <table:table-cell office:value-type="string">
            <text:p>work</text:p>
          </table:table-cell>
          <table:table-cell office:value-type="string">
            <text:p>itlapalamatl@bassettandwalkerinc.com</text:p>
          </table:table-cell>
          <table:table-cell office:value-type="string">
            <text:p>Toronto</text:p>
          </table:table-cell>
          <table:table-cell office:value-type="string">
            <text:p>&lt;br&gt;This mail is sent using the PHP mail by itlapalamatl@bassettandwalkerinc.com. &lt;br&gt;&lt;br&gt; Hi, my name is Ilse tlapalamatl . I am employee. I need to work. I live in Toronto. &lt;br&gt;&lt;br&gt;Logistics, trade, supply chain&lt;br&gt;&lt;br&gt; Interview: &lt;br&gt; Pilot Test: 1</text:p>
          </table:table-cell>
          <table:table-cell office:value-type="string">
            <text:p>1</text:p>
          </table:table-cell>
          <table:table-cell office:value-type="string">
            <text:p/>
          </table:table-cell>
          <table:table-cell office:value-type="string">
            <text:p>2022-06-23 13:12:53</text:p>
          </table:table-cell>
          <table:table-cell office:value-type="float" office:value="43">
            <text:p>43</text:p>
          </table:table-cell>
        </table:table-row>
        <table:table-row>
          <table:table-cell office:value-type="string">
            <text:p>Vaneezeh</text:p>
          </table:table-cell>
          <table:table-cell office:value-type="string">
            <text:p>student</text:p>
          </table:table-cell>
          <table:table-cell office:value-type="string">
            <text:p>work</text:p>
          </table:table-cell>
          <table:table-cell office:value-type="string">
            <text:p>vaneezeh.siddiqui@mail.utoronto.ca</text:p>
          </table:table-cell>
          <table:table-cell office:value-type="string">
            <text:p>Mississauga</text:p>
          </table:table-cell>
          <table:table-cell office:value-type="string">
            <text:p>&lt;br&gt;This mail is sent using the PHP mail by vaneezeh.siddiqui@mail.utoronto.ca. &lt;br&gt;&lt;br&gt; Hi, my name is Vaneezeh. I am student. I need to work. I live in Mississauga. &lt;br&gt;&lt;br&gt;Current final year student, tailoring resumes is a lot of work&lt;br&gt;&lt;br&gt; Interview: 1&lt;br&gt; Pilot Test: 1</text:p>
          </table:table-cell>
          <table:table-cell office:value-type="string">
            <text:p>1</text:p>
          </table:table-cell>
          <table:table-cell office:value-type="string">
            <text:p>1</text:p>
          </table:table-cell>
          <table:table-cell office:value-type="string">
            <text:p>2022-06-23 14:59:46</text:p>
          </table:table-cell>
          <table:table-cell office:value-type="float" office:value="46">
            <text:p>46</text:p>
          </table:table-cell>
        </table:table-row>
        <table:table-row>
          <table:table-cell office:value-type="string">
            <text:p>Julia Tu</text:p>
          </table:table-cell>
          <table:table-cell office:value-type="string">
            <text:p>student</text:p>
          </table:table-cell>
          <table:table-cell office:value-type="string">
            <text:p>work</text:p>
          </table:table-cell>
          <table:table-cell office:value-type="string">
            <text:p>julia@frontrow.vc</text:p>
          </table:table-cell>
          <table:table-cell office:value-type="string">
            <text:p>Waterloo</text:p>
          </table:table-cell>
          <table:table-cell office:value-type="string">
            <text:p>&lt;br&gt;This mail is sent using the PHP mail by julia@frontrow.vc. &lt;br&gt;&lt;br&gt; Hi, my name is Julia Tu. I am student. I need to work. I live in Waterloo. &lt;br&gt;&lt;br&gt;Iâ€™m looking for roles in growth/ business development in a startup &lt;br&gt;&lt;br&gt; Interview: &lt;br&gt; Pilot Test: 1</text:p>
          </table:table-cell>
          <table:table-cell office:value-type="string">
            <text:p>1</text:p>
          </table:table-cell>
          <table:table-cell office:value-type="string">
            <text:p/>
          </table:table-cell>
          <table:table-cell office:value-type="string">
            <text:p>2022-06-23 15:02:31</text:p>
          </table:table-cell>
          <table:table-cell office:value-type="float" office:value="47">
            <text:p>47</text:p>
          </table:table-cell>
        </table:table-row>
        <table:table-row>
          <table:table-cell office:value-type="string">
            <text:p>Jenny Ge</text:p>
          </table:table-cell>
          <table:table-cell office:value-type="string">
            <text:p>student</text:p>
          </table:table-cell>
          <table:table-cell office:value-type="string">
            <text:p>work</text:p>
          </table:table-cell>
          <table:table-cell office:value-type="string">
            <text:p>bge@ryerson.ca</text:p>
          </table:table-cell>
          <table:table-cell office:value-type="string">
            <text:p>Toronto</text:p>
          </table:table-cell>
          <table:table-cell office:value-type="string">
            <text:p>&lt;br&gt;This mail is sent using the PHP mail by bge@ryerson.ca. &lt;br&gt;&lt;br&gt; Hi, my name is Jenny Ge. I am student. I need to work. I live in Toronto. &lt;br&gt;&lt;br&gt;Policy innovation student in a MPPA degree, interested in tech&lt;br&gt;&lt;br&gt; Interview: &lt;br&gt; Pilot Test: 1</text:p>
          </table:table-cell>
          <table:table-cell office:value-type="string">
            <text:p>1</text:p>
          </table:table-cell>
          <table:table-cell office:value-type="string">
            <text:p/>
          </table:table-cell>
          <table:table-cell office:value-type="string">
            <text:p>2022-06-23 15:03:39</text:p>
          </table:table-cell>
          <table:table-cell office:value-type="float" office:value="48">
            <text:p>48</text:p>
          </table:table-cell>
        </table:table-row>
      </table:table>
    </office:spreadsheet>
  </office:body>
</office:document-content>
</file>

<file path=styles.xml><?xml version="1.0" encoding="UTF-8"?><office:document-styles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office:font-face-decls><style:font-face style:name="Arial Unicode MS" svg:font-family="'Arial Unicode MS'" style:font-pitch="variable"/><style:font-face style:name="DejaVu Sans1" svg:font-family="'DejaVu Sans'" style:font-pitch="variable"/><style:font-face style:name="HG Mincho Light J" svg:font-family="'HG Mincho Light J'" style:font-pitch="variable"/><style:font-face style:name="DejaVu Serif" svg:font-family="'DejaVu Serif'" style:font-family-generic="roman" style:font-pitch="variable"/><style:font-face style:name="Thorndale" svg:font-family="Thorndale" style:font-family-generic="roman" style:font-pitch="variable"/><style:font-face style:name="DejaVu Sans" svg:font-family="'DejaVu Sans'" style:font-family-generic="swiss" style:font-pitch="variable"/></office:font-face-decls><office:styles><style:default-style style:family="paragraph"><style:paragraph-properties fo:hyphenation-ladder-count="no-limit" style:text-autospace="ideograph-alpha" style:punctuation-wrap="hanging" style:line-break="strict" style:tab-stop-distance="0.4925in" style:writing-mode="page"/><style:text-properties style:use-window-font-color="true" style:font-name="DejaVu Serif" fo:font-size="12pt" fo:language="en" fo:country="U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style:default-style><style:style style:name="Standard" style:family="paragraph" style:class="text"/><style:style style:name="Text_body" style:display-name="Text body" style:family="paragraph" style:parent-style-name="Standard" style:class="text"><style:paragraph-properties fo:margin-top="0in" fo:margin-bottom="0.0835in"/></style:style><style:style style:name="Heading" style:family="paragraph" style:parent-style-name="Standard" style:next-style-name="Text_body" style:class="text"><style:paragraph-properties fo:margin-top="0.1665in" fo:margin-bottom="0.0835in" fo:keep-with-next="always"/><style:text-properties style:font-name="DejaVu Sans" fo:font-size="14pt" style:font-name-asian="DejaVu Sans1" style:font-size-asian="14pt" style:font-name-complex="DejaVu Sans1" style:font-size-complex="14pt"/></style:style><style:style style:name="Heading_1" style:display-name="Heading 1" style:family="paragraph" style:parent-style-name="Heading" style:next-style-name="Text_body" style:class="text" style:default-outline-level="1"><style:text-properties style:font-name="Thorndale" fo:font-size="24pt" fo:font-weight="bold" style:font-name-asian="HG Mincho Light J" style:font-size-asian="24pt" style:font-weight-asian="bold" style:font-name-complex="Arial Unicode MS" style:font-size-complex="24pt" style:font-weight-complex="bold"/></style:style><style:style style:name="Heading_2" style:display-name="Heading 2" style:family="paragraph" style:parent-style-name="Heading" style:next-style-name="Text_body" style:class="text" style:default-outline-level="2"><style:text-properties style:font-name="DejaVu Serif" fo:font-size="18pt" fo:font-weight="bold" style:font-name-asian="DejaVu Sans1" style:font-size-asian="18pt" style:font-weight-asian="bold" style:font-name-complex="DejaVu Sans1" style:font-size-complex="18pt" style:font-weight-complex="bold"/></style:style></office:styles><office:automatic-styles><style:page-layout style:name="pm1"><style:page-layout-properties fo:page-width="8.2673in" fo:page-height="11.6925in" style:num-format="1" style:print-orientation="portrait" fo:margin-top="1in" fo:margin-bottom="1in" fo:margin-left="1.25in" fo:margin-right="1.25in" style:writing-mode="lr-tb" style:footnote-max-height="0in"><style:footnote-sep style:width="0.0071in" style:distance-before-sep="0.0398in" style:distance-after-sep="0.0398in" style:adjustment="left" style:rel-width="25%" style:color="#000000"/></style:page-layout-properties><style:header-style/><style:footer-style/></style:page-layout></office:automatic-styles><office:master-styles><style:master-page style:name="Standard" style:page-layout-name="pm1"/></office:master-styles></office:document-styles>
</file>

<file path=meta.xml><?xml version="1.0" encoding="utf-8"?>
<office:document-meta xmlns:office="urn:oasis:names:tc:opendocument:xmlns:office:1.0" xmlns:meta="urn:oasis:names:tc:opendocument:xmlns:meta:1.0" office:version="1.0">
  <office:meta>
    <meta:generator>phpMyAdmin 4.9.7</meta:generator>
    <meta:initial-creator>phpMyAdmin 4.9.7</meta:initial-creator>
    <meta:creation-date>2022-06-24T10:51:44</meta:creation-date>
  </office:meta>
</office:document-meta>
</file>